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roman" style:font-pitch="variable"/>
    <style:font-face style:name="Arial Unicode MS2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95cm" loext:decorative="false"/>
      <style:paragraph-properties style:writing-mode="lr-tb"/>
    </style:style>
    <style:style style:name="gr4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9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10.58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8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5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74cm" loext:decorative="false"/>
      <style:paragraph-properties style:writing-mode="lr-tb"/>
    </style:style>
    <style:style style:name="gr11" style:family="graphic">
      <style:graphic-properties style:writing-mode="lr-tb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8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72cm" loext:decorative="false"/>
      <style:paragraph-properties style:writing-mode="lr-tb"/>
    </style:style>
    <style:style style:name="gr14" style:family="graphic" style:parent-style-name="standard">
      <style:graphic-properties draw:stroke="solid" draw:stroke-dash="Long_20_Dash" svg:stroke-width="0.035cm" svg:stroke-color="#000000" draw:marker-start-width="0.253cm" draw:marker-end-width="0.253cm" svg:stroke-linecap="butt" draw:fill="none" draw:fill-color="#f5f5f5" loext:fill-use-slide-background="false" draw:textarea-horizontal-align="justify" draw:textarea-vertical-align="middle" draw:auto-grow-height="false" fo:min-height="2.494cm" fo:min-width="2.647cm" fo:padding-top="0.143cm" fo:padding-bottom="0.143cm" fo:padding-left="0.268cm" fo:padding-right="0.268cm" loext:decorative="false"/>
      <style:paragraph-properties style:writing-mode="lr-tb"/>
    </style:style>
    <style:style style:name="gr15" style:family="graphic" style:parent-style-name="standard">
      <style:graphic-properties draw:stroke="solid" draw:stroke-dash="Long_20_Dash" svg:stroke-width="0.035cm" svg:stroke-color="#000000" draw:marker-start-width="0.253cm" draw:marker-end-width="0.253cm" svg:stroke-linecap="butt" draw:fill="none" draw:fill-color="#f5f5f5" loext:fill-use-slide-background="false" draw:textarea-horizontal-align="justify" draw:textarea-vertical-align="middle" draw:auto-grow-height="false" fo:min-height="2.458cm" fo:min-width="2.611cm" fo:padding-top="0.143cm" fo:padding-bottom="0.143cm" fo:padding-left="0.268cm" fo:padding-right="0.268cm" loext:decorative="false"/>
      <style:paragraph-properties style:writing-mode="lr-tb"/>
    </style:style>
    <style:style style:name="co1" style:family="table-column">
      <style:table-column-properties style:column-width="1.996cm" style:use-optimal-column-width="false"/>
    </style:style>
    <style:style style:name="co2" style:family="table-column">
      <style:table-column-properties style:column-width="1.541cm" style:use-optimal-column-width="false"/>
    </style:style>
    <style:style style:name="co3" style:family="table-column">
      <style:table-column-properties style:column-width="1.083cm" style:use-optimal-column-width="false"/>
    </style:style>
    <style:style style:name="co4" style:family="table-column">
      <style:table-column-properties style:column-width="1.654cm" style:use-optimal-column-width="false"/>
    </style:style>
    <style:style style:name="co5" style:family="table-column">
      <style:table-column-properties style:column-width="1.484cm" style:use-optimal-column-width="false"/>
    </style:style>
    <style:style style:name="co6" style:family="table-column">
      <style:table-column-properties style:column-width="2.8cm" style:use-optimal-column-width="false"/>
    </style:style>
    <style:style style:name="co7" style:family="table-column">
      <style:table-column-properties style:column-width="1.75cm" style:use-optimal-column-width="false"/>
    </style:style>
    <style:style style:name="co8" style:family="table-column">
      <style:table-column-properties style:column-width="2.223cm" style:use-optimal-column-width="false"/>
    </style:style>
    <style:style style:name="co9" style:family="table-column">
      <style:table-column-properties style:column-width="2.853cm" style:use-optimal-column-width="false"/>
    </style:style>
    <style:style style:name="co10" style:family="table-column">
      <style:table-column-properties style:column-width="1.881cm" style:use-optimal-column-width="false"/>
    </style:style>
    <style:style style:name="co11" style:family="table-column">
      <style:table-column-properties style:column-width="1.134cm" style:use-optimal-column-width="false"/>
    </style:style>
    <style:style style:name="co12" style:family="table-column">
      <style:table-column-properties style:column-width="1.704cm" style:use-optimal-column-width="false"/>
    </style:style>
    <style:style style:name="co13" style:family="table-column">
      <style:table-column-properties style:column-width="1.247cm" style:use-optimal-column-width="false"/>
    </style:style>
    <style:style style:name="co14" style:family="table-column">
      <style:table-column-properties style:column-width="1.887cm" style:use-optimal-column-width="false"/>
    </style:style>
    <style:style style:name="co15" style:family="table-column">
      <style:table-column-properties style:column-width="2.858cm" style:use-optimal-column-width="false"/>
    </style:style>
    <style:style style:name="co16" style:family="table-column">
      <style:table-column-properties style:column-width="2.222cm" style:use-optimal-column-width="false"/>
    </style:style>
    <style:style style:name="co17" style:family="table-column">
      <style:table-column-properties style:column-width="2.064cm" style:use-optimal-column-width="false"/>
    </style:style>
    <style:style style:name="co18" style:family="table-column">
      <style:table-column-properties style:column-width="2.382cm" style:use-optimal-column-width="false"/>
    </style:style>
    <style:style style:name="co19" style:family="table-column">
      <style:table-column-properties style:column-width="3.333cm" style:use-optimal-column-width="false"/>
    </style:style>
    <style:style style:name="co20" style:family="table-column">
      <style:table-column-properties style:column-width="1.725cm" style:use-optimal-column-width="false"/>
    </style:style>
    <style:style style:name="co21" style:family="table-column">
      <style:table-column-properties style:column-width="1.357cm" style:use-optimal-column-width="false"/>
    </style:style>
    <style:style style:name="co22" style:family="table-column">
      <style:table-column-properties style:column-width="2.012cm" style:use-optimal-column-width="false"/>
    </style:style>
    <style:style style:name="co23" style:family="table-column">
      <style:table-column-properties style:column-width="1.84cm" style:use-optimal-column-width="false"/>
    </style:style>
    <style:style style:name="co24" style:family="table-column">
      <style:table-column-properties style:column-width="1.882cm" style:use-optimal-column-width="false"/>
    </style:style>
    <style:style style:name="co25" style:family="table-column">
      <style:table-column-properties style:column-width="1.771cm" style:use-optimal-column-width="false"/>
    </style:style>
    <style:style style:name="co26" style:family="table-column">
      <style:table-column-properties style:column-width="1.921cm" style:use-optimal-column-width="false"/>
    </style:style>
    <style:style style:name="co27" style:family="table-column">
      <style:table-column-properties style:column-width="1.429cm" style:use-optimal-column-width="false"/>
    </style:style>
    <style:style style:name="co28" style:family="table-column">
      <style:table-column-properties style:column-width="2.698cm" style:use-optimal-column-width="false"/>
    </style:style>
    <style:style style:name="co29" style:family="table-column">
      <style:table-column-properties style:column-width="1.588cm" style:use-optimal-column-width="false"/>
    </style:style>
    <style:style style:name="co30" style:family="table-column">
      <style:table-column-properties style:column-width="3.016cm" style:use-optimal-column-width="false"/>
    </style:style>
    <style:style style:name="co31" style:family="table-column">
      <style:table-column-properties style:column-width="3.175cm" style:use-optimal-column-width="false"/>
    </style:style>
    <style:style style:name="co32" style:family="table-column">
      <style:table-column-properties style:column-width="3.334cm" style:use-optimal-column-width="false"/>
    </style:style>
    <style:style style:name="co33" style:family="table-column">
      <style:table-column-properties style:column-width="2.381cm" style:use-optimal-column-width="false"/>
    </style:style>
    <style:style style:name="co34" style:family="table-column">
      <style:table-column-properties style:column-width="1.746cm" style:use-optimal-column-width="false"/>
    </style:style>
    <style:style style:name="co35" style:family="table-column">
      <style:table-column-properties style:column-width="1.365cm" style:use-optimal-column-width="false"/>
    </style:style>
    <style:style style:name="co36" style:family="table-column">
      <style:table-column-properties style:column-width="3.043cm" style:use-optimal-column-width="false"/>
    </style:style>
    <style:style style:name="co37" style:family="table-column">
      <style:table-column-properties style:column-width="2.632cm" style:use-optimal-column-width="false"/>
    </style:style>
    <style:style style:name="ro1" style:family="table-row">
      <style:table-row-properties style:row-height="0.625cm" style:use-optimal-row-height="false"/>
    </style:style>
    <style:style style:name="ro2" style:family="table-row">
      <style:table-row-properties style:row-height="-0.121cm" style:use-optimal-row-height="false"/>
    </style:style>
    <style:style style:name="P1" style:family="paragraph">
      <style:paragraph-properties fo:margin-left="0cm" fo:margin-right="0cm" fo:text-indent="0cm" style:text-autospace="none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 draw:fill-color="#f5f5f5"/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font-name="Calibri" fo:font-size="12pt" style:letter-kerning="true" style:font-name-asian="Calibri" style:font-size-asian="12pt" style:language-asian="en" style:country-asian="US" style:font-name-complex="Times New Roman" style:font-size-complex="12pt" style:language-complex="ar" style:country-complex="SA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Calibri" fo:font-size="12pt" style:letter-kerning="true" style:font-name-asian="Calibri" style:font-size-asian="12pt" style:language-asian="en" style:country-asian="US" style:font-name-complex="Calibri" style:font-size-complex="12pt" style:language-complex="ar" style:country-complex="SA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layer="layout" svg:width="12.307cm" svg:height="0.624cm" svg:x="0.992cm" svg:y="11.233cm">
            <table:table table:template-name="default" table:use-first-row-styles="true" table:use-banding-rows-styles="true">
              <table:table-column table:style-name="co1"/>
              <table:table-column table:style-name="co2"/>
              <table:table-column table:style-name="co3"/>
              <table:table-column table:style-name="co4"/>
              <table:table-column table:style-name="co5"/>
              <table:table-column table:style-name="co6"/>
              <table:table-column table:style-name="co7"/>
              <table:table-row table:style-name="ro1" table:default-cell-style-name="bg-none">
                <table:table-cell>
                  <text:p text:style-name="P1"><text:span text:style-name="T1">TenantID</text:span></text:p>
                </table:table-cell>
                <table:table-cell>
                  <text:p text:style-name="P1"><text:span text:style-name="T1">LeaseID</text:span></text:p>
                </table:table-cell>
                <table:table-cell>
                  <text:p text:style-name="P1"><text:span text:style-name="T1">SSN</text:span></text:p>
                </table:table-cell>
                <table:table-cell>
                  <text:p text:style-name="P1"><text:span text:style-name="T1">FName</text:span></text:p>
                </table:table-cell>
                <table:table-cell>
                  <text:p text:style-name="P1"><text:span text:style-name="T1">LName</text:span></text:p>
                </table:table-cell>
                <table:table-cell>
                  <text:p text:style-name="P1"><text:span text:style-name="T1">PhoneNumber</text:span></text:p>
                </table:table-cell>
                <table:table-cell>
                  <text:p text:style-name="P1"><text:span text:style-name="T1">Email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gr3" draw:text-style-name="P2" draw:layer="layout" svg:width="2.195cm" svg:height="0.725cm" svg:x="0.792cm" svg:y="10.633cm">
            <draw:text-box>
              <text:p><text:span text:style-name="T2">TENANT</text:span></text:p>
            </draw:text-box>
          </draw:frame>
        </draw:g>
        <draw:line draw:style-name="gr4" draw:text-style-name="P3" draw:layer="layout" svg:x1="2.656cm" svg:y1="6.765cm" svg:x2="2.656cm" svg:y2="8.274cm">
          <text:p/>
        </draw:line>
        <draw:line draw:style-name="gr4" draw:text-style-name="P3" draw:layer="layout" svg:x1="19.029cm" svg:y1="6.645cm" svg:x2="19.029cm" svg:y2="8.154cm">
          <text:p/>
        </draw:line>
        <draw:line draw:style-name="gr4" draw:text-style-name="P3" draw:layer="layout" svg:x1="15.925cm" svg:y1="6.765cm" svg:x2="15.925cm" svg:y2="8.274cm">
          <text:p/>
        </draw:line>
        <draw:line draw:style-name="gr4" draw:text-style-name="P3" draw:layer="layout" svg:x1="12.359cm" svg:y1="6.765cm" svg:x2="12.359cm" svg:y2="8.274cm">
          <text:p/>
        </draw:line>
        <draw:line draw:style-name="gr4" draw:text-style-name="P3" draw:layer="layout" svg:x1="9.184cm" svg:y1="6.79cm" svg:x2="9.184cm" svg:y2="8.299cm">
          <text:p/>
        </draw:line>
        <draw:line draw:style-name="gr4" draw:text-style-name="P3" draw:layer="layout" svg:x1="5.826cm" svg:y1="6.779cm" svg:x2="5.826cm" svg:y2="8.288cm">
          <text:p/>
        </draw:line>
        <draw:frame draw:style-name="gr5" draw:text-style-name="P4" draw:layer="layout" svg:width="3.779cm" svg:height="0.962cm" svg:x="16.811cm" svg:y="1cm">
          <draw:text-box>
            <text:p>Jimmy Tran</text:p>
          </draw:text-box>
        </draw:frame>
        <draw:frame draw:style-name="gr6" draw:text-style-name="P4" draw:layer="layout" svg:width="11.098cm" svg:height="0.962cm" svg:x="1cm" svg:y="1cm">
          <draw:text-box>
            <text:p>APARTMENT COMPLEX DATABASE</text:p>
          </draw:text-box>
        </draw:frame>
        <draw:line draw:style-name="gr4" draw:text-style-name="P3" draw:layer="layout" svg:x1="10.704cm" svg:y1="21.143cm" svg:x2="10.704cm" svg:y2="22.652cm">
          <text:p/>
        </draw:line>
        <draw:frame draw:style-name="gr7" draw:text-style-name="P4" draw:layer="layout" svg:width="11.085cm" svg:height="2.795cm" svg:x="5.81cm" svg:y="23.733cm">
          <draw:text-box>
            <text:p text:style-name="P1"><text:span text:style-name="T1">Desktop Interfaces</text:span></text:p>
            <text:p text:style-name="P1"><text:span text:style-name="T1">Hosted at: https://csci3287.cse.ucdenver.edu/~tranjimm/db/ </text:span></text:p>
            <text:p text:style-name="P1"><text:span text:style-name="T1">Server Name: csci3287.cse.ucdenver.edu</text:span></text:p>
            <text:p text:style-name="P1"><text:span text:style-name="T1">Admin User: </text:span><text:span text:style-name="T3"><text:a xlink:href="mailto:admin@somedevco.com" xlink:type="simple">tranjimm</text:a></text:span></text:p>
            <text:p text:style-name="P1"><text:span text:style-name="T3">Passsword: kuuiRZRaoT9K </text:span></text:p>
            <text:p text:style-name="P1"><text:span text:style-name="T1">Backup: Nightly</text:span></text:p>
          </draw:text-box>
        </draw:frame>
        <draw:g draw:style-name="gr1">
          <draw:frame draw:style-name="gr8" draw:text-style-name="P2" draw:layer="layout" svg:width="2.386cm" svg:height="0.725cm" svg:x="0.754cm" svg:y="14.577cm">
            <draw:text-box>
              <text:p><text:span text:style-name="T2">AMENITY</text:span></text:p>
            </draw:text-box>
          </draw:frame>
          <draw:frame draw:style-name="gr2" draw:layer="layout" svg:width="14.062cm" svg:height="0.624cm" svg:x="0.998cm" svg:y="15.176cm">
            <table:table table:template-name="default" table:use-first-row-styles="true" table:use-banding-rows-styles="true">
              <table:table-column table:style-name="co8"/>
              <table:table-column table:style-name="co9"/>
              <table:table-column table:style-name="co10"/>
              <table:table-column table:style-name="co11"/>
              <table:table-column table:style-name="co11"/>
              <table:table-column table:style-name="co12"/>
              <table:table-column table:style-name="co13"/>
              <table:table-column table:style-name="co14"/>
              <table:table-row table:style-name="ro2" table:default-cell-style-name="bg-none">
                <table:table-cell>
                  <text:p text:style-name="P1"><text:span text:style-name="T1">AmenityID</text:span></text:p>
                </table:table-cell>
                <table:table-cell>
                  <text:p text:style-name="P1"><text:span text:style-name="T1">AmenityName</text:span></text:p>
                </table:table-cell>
                <table:table-cell>
                  <text:p text:style-name="P1"><text:span text:style-name="T1">Quantity</text:span></text:p>
                </table:table-cell>
                <table:table-cell>
                  <text:p text:style-name="P1"><text:span text:style-name="T1">Unit</text:span></text:p>
                </table:table-cell>
                <table:table-cell>
                  <text:p text:style-name="P1"><text:span text:style-name="T1">Cost</text:span></text:p>
                </table:table-cell>
                <table:table-cell>
                  <text:p text:style-name="P1"><text:span text:style-name="T1">Deposit</text:span></text:p>
                </table:table-cell>
                <table:table-cell>
                  <text:p text:style-name="P1"><text:span text:style-name="T1">Term</text:span></text:p>
                </table:table-cell>
                <table:table-cell>
                  <text:p text:style-name="P1"><text:span text:style-name="T1">FlagType</text:span></text:p>
                </table:table-cell>
              </table:table-row>
            </table:table>
            <draw:image xlink:href="Pictures/TablePreview2.svm" xlink:type="simple" xlink:show="embed" xlink:actuate="onLoad"/>
          </draw:frame>
        </draw:g>
        <draw:g draw:style-name="gr1">
          <draw:frame draw:style-name="gr9" draw:text-style-name="P2" draw:layer="layout" svg:width="4.058cm" svg:height="0.725cm" svg:x="0.864cm" svg:y="16.544cm">
            <draw:text-box>
              <text:p><text:span text:style-name="T2">USED_AMENITY</text:span></text:p>
            </draw:text-box>
          </draw:frame>
          <draw:frame draw:style-name="gr2" draw:layer="layout" svg:width="15.08cm" svg:height="0.624cm" svg:x="1.032cm" svg:y="17.164cm">
            <table:table table:template-name="default" table:use-first-row-styles="true" table:use-banding-rows-styles="true">
              <table:table-column table:style-name="co15"/>
              <table:table-column table:style-name="co16"/>
              <table:table-column table:style-name="co17"/>
              <table:table-column table:style-name="co16"/>
              <table:table-column table:style-name="co18"/>
              <table:table-column table:style-name="co19"/>
              <table:table-row table:style-name="ro1" table:default-cell-style-name="bg-none">
                <table:table-cell>
                  <text:p text:style-name="P1"><text:span text:style-name="T1">TransactionID</text:span></text:p>
                </table:table-cell>
                <table:table-cell>
                  <text:p text:style-name="P1"><text:span text:style-name="T1">AmenityID</text:span></text:p>
                </table:table-cell>
                <table:table-cell>
                  <text:p text:style-name="P1"><text:span text:style-name="T1">TenantID</text:span></text:p>
                </table:table-cell>
                <table:table-cell>
                  <text:p text:style-name="P1"><text:span text:style-name="T1">StartDate</text:span></text:p>
                </table:table-cell>
                <table:table-cell>
                  <text:p text:style-name="P1"><text:span text:style-name="T1">ReturnDate</text:span></text:p>
                </table:table-cell>
                <table:table-cell>
                  <text:p text:style-name="P1"><text:span text:style-name="T1">ReturnCondition</text:span></text:p>
                </table:table-cell>
              </table:table-row>
            </table:table>
            <draw:image xlink:href="Pictures/TablePreview3.svm" xlink:type="simple" xlink:show="embed" xlink:actuate="onLoad"/>
          </draw:frame>
        </draw:g>
        <draw:g draw:style-name="gr1">
          <draw:frame draw:style-name="gr10" draw:text-style-name="P2" draw:layer="layout" svg:width="1.874cm" svg:height="0.725cm" svg:x="0.82cm" svg:y="12.6cm">
            <draw:text-box>
              <text:p><text:span text:style-name="T2">LEASE</text:span></text:p>
            </draw:text-box>
          </draw:frame>
          <draw:frame draw:style-name="gr2" draw:layer="layout" svg:width="13.754cm" svg:height="0.624cm" svg:x="1.023cm" svg:y="13.186cm">
            <table:table table:template-name="default" table:use-first-row-styles="true" table:use-banding-rows-styles="true">
              <table:table-column table:style-name="co20"/>
              <table:table-column table:style-name="co21"/>
              <table:table-column table:style-name="co22"/>
              <table:table-column table:style-name="co23"/>
              <table:table-column table:style-name="co13"/>
              <table:table-column table:style-name="co24"/>
              <table:table-column table:style-name="co25"/>
              <table:table-column table:style-name="co26"/>
              <table:table-row table:style-name="ro1" table:default-cell-style-name="bg-none">
                <table:table-cell>
                  <text:p text:style-name="P1"><text:span text:style-name="T1">LeaseID</text:span></text:p>
                </table:table-cell>
                <table:table-cell>
                  <text:p text:style-name="P1"><text:span text:style-name="T1">AptID</text:span></text:p>
                </table:table-cell>
                <table:table-cell>
                  <text:p text:style-name="P1"><text:span text:style-name="T1">StartDate</text:span></text:p>
                </table:table-cell>
                <table:table-cell>
                  <text:p text:style-name="P1"><text:span text:style-name="T1">EndDate</text:span></text:p>
                </table:table-cell>
                <table:table-cell>
                  <text:p text:style-name="P1"><text:span text:style-name="T1">Term</text:span></text:p>
                </table:table-cell>
                <table:table-cell>
                  <text:p text:style-name="P1"><text:span text:style-name="T1">DueDate</text:span></text:p>
                </table:table-cell>
                <table:table-cell>
                  <text:p text:style-name="P1"><text:span text:style-name="T1">Amount</text:span></text:p>
                </table:table-cell>
                <table:table-cell>
                  <text:p text:style-name="P1"><text:span text:style-name="T1">PaidDate</text:span></text:p>
                </table:table-cell>
              </table:table-row>
            </table:table>
            <draw:image xlink:href="Pictures/TablePreview4.svm" xlink:type="simple" xlink:show="embed" xlink:actuate="onLoad"/>
          </draw:frame>
        </draw:g>
        <draw:g draw:style-name="gr11">
          <draw:frame draw:style-name="gr12" draw:text-style-name="P2" draw:layer="layout" svg:width="3.584cm" svg:height="0.725cm" svg:x="0.78cm" svg:y="18.569cm">
            <draw:text-box>
              <text:p><text:span text:style-name="T2">MAINTENANCE</text:span></text:p>
            </draw:text-box>
          </draw:frame>
          <draw:g draw:style-name="gr1">
            <draw:frame draw:style-name="gr2" draw:layer="layout" svg:width="15.874cm" svg:height="0.624cm" svg:x="0.997cm" svg:y="19.173cm">
              <table:table table:template-name="default" table:use-first-row-styles="true" table:use-banding-rows-styles="true">
                <table:table-column table:style-name="co17"/>
                <table:table-column table:style-name="co27"/>
                <table:table-column table:style-name="co28"/>
                <table:table-column table:style-name="co29"/>
                <table:table-column table:style-name="co17"/>
                <table:table-column table:style-name="co30"/>
                <table:table-column table:style-name="co30"/>
                <table:table-row table:style-name="ro1" table:default-cell-style-name="bg-none">
                  <table:table-cell>
                    <text:p text:style-name="P1"><text:span text:style-name="T1">ProjectID</text:span></text:p>
                  </table:table-cell>
                  <table:table-cell>
                    <text:p text:style-name="P1"><text:span text:style-name="T1">AptID</text:span></text:p>
                  </table:table-cell>
                  <table:table-cell>
                    <text:p text:style-name="P1"><text:span text:style-name="T1">ProjectName</text:span></text:p>
                  </table:table-cell>
                  <table:table-cell>
                    <text:p text:style-name="P1"><text:span text:style-name="T1">Status</text:span></text:p>
                  </table:table-cell>
                  <table:table-cell>
                    <text:p text:style-name="P1"><text:span text:style-name="T1">Category</text:span></text:p>
                  </table:table-cell>
                  <table:table-cell>
                    <text:p text:style-name="P1"><text:span text:style-name="T1">RequestedDate</text:span></text:p>
                  </table:table-cell>
                  <table:table-cell>
                    <text:p text:style-name="P1"><text:span text:style-name="T1">ScheduledDate</text:span></text:p>
                  </table:table-cell>
                </table:table-row>
              </table:table>
              <draw:image xlink:href="Pictures/TablePreview5.svm" xlink:type="simple" xlink:show="embed" xlink:actuate="onLoad"/>
            </draw:frame>
            <draw:frame draw:style-name="gr2" draw:layer="layout" svg:width="10.635cm" svg:height="0.624cm" svg:x="0.997cm" svg:y="19.798cm">
              <table:table table:template-name="default" table:use-first-row-styles="true" table:use-banding-rows-styles="true">
                <table:table-column table:style-name="co31"/>
                <table:table-column table:style-name="co32"/>
                <table:table-column table:style-name="co33"/>
                <table:table-column table:style-name="co34"/>
                <table:table-row table:style-name="ro1" table:default-cell-style-name="bg-none">
                  <table:table-cell>
                    <text:p text:style-name="P1"><text:span text:style-name="T1">CompletedDate</text:span></text:p>
                  </table:table-cell>
                  <table:table-cell>
                    <text:p text:style-name="P1"><text:span text:style-name="T1">CompletionTime</text:span></text:p>
                  </table:table-cell>
                  <table:table-cell>
                    <text:p text:style-name="P1"><text:span text:style-name="T1">Description</text:span></text:p>
                  </table:table-cell>
                  <table:table-cell>
                    <text:p text:style-name="P1"><text:span text:style-name="T1">Quarter</text:span></text:p>
                  </table:table-cell>
                </table:table-row>
              </table:table>
              <draw:image xlink:href="Pictures/TablePreview6.svm" xlink:type="simple" xlink:show="embed" xlink:actuate="onLoad"/>
            </draw:frame>
          </draw:g>
        </draw:g>
        <draw:g draw:style-name="gr1">
          <draw:frame draw:style-name="gr13" draw:text-style-name="P2" draw:layer="layout" svg:width="3.072cm" svg:height="0.725cm" svg:x="0.79cm" svg:y="8.886cm">
            <draw:text-box>
              <text:p><text:span text:style-name="T2">APARTMENT</text:span></text:p>
            </draw:text-box>
          </draw:frame>
          <draw:frame draw:style-name="gr2" draw:layer="layout" svg:width="7.039cm" svg:height="0.624cm" svg:x="1cm" svg:y="9.474cm">
            <table:table table:template-name="default" table:use-first-row-styles="true" table:use-banding-rows-styles="true">
              <table:table-column table:style-name="co35"/>
              <table:table-column table:style-name="co36"/>
              <table:table-column table:style-name="co37"/>
              <table:table-row table:style-name="ro1" table:default-cell-style-name="bg-none">
                <table:table-cell>
                  <text:p text:style-name="P1"><text:span text:style-name="T1">AptID</text:span></text:p>
                </table:table-cell>
                <table:table-cell>
                  <text:p text:style-name="P1"><text:span text:style-name="T1">NoOfBedrooms</text:span></text:p>
                </table:table-cell>
                <table:table-cell>
                  <text:p text:style-name="P1"><text:span text:style-name="T1">MonthlyRent</text:span></text:p>
                </table:table-cell>
              </table:table-row>
            </table:table>
            <draw:image xlink:href="Pictures/TablePreview7.svm" xlink:type="simple" xlink:show="embed" xlink:actuate="onLoad"/>
          </draw:frame>
        </draw:g>
        <draw:custom-shape draw:style-name="gr14" draw:text-style-name="P6" draw:layer="layout" svg:width="3.147cm" svg:height="2.744cm" svg:x="1cm" svg:y="3.755cm">
          <text:p text:style-name="P5"><text:span text:style-name="T4">LIST OF APARTMENT # AND TENANT CONTACT INFO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.147cm" svg:height="2.744cm" svg:x="4.264cm" svg:y="3.758cm">
          <text:p text:style-name="P5"><text:span text:style-name="T4">LIST OF LATE, RENT, PAYMENT, AND TENANT IN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.147cm" svg:height="2.744cm" svg:x="7.539cm" svg:y="3.747cm">
          <text:p text:style-name="P5"><text:span text:style-name="T4">LEASES EXPIRING IN NEXT 3 MONTH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.147cm" svg:height="2.744cm" svg:x="10.847cm" svg:y="3.738cm">
          <text:p text:style-name="P5"><text:span text:style-name="T4">PROFIT FROM SERVICES AND SUPPLIES FOR EACH MON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.147cm" svg:height="2.744cm" svg:x="14.137cm" svg:y="3.74cm">
          <text:p text:style-name="P5"><text:span text:style-name="T4">LIST OF MAINTENANCE PROJE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.147cm" svg:height="2.744cm" svg:x="17.443cm" svg:y="3.732cm">
          <text:p text:style-name="P5"><text:span text:style-name="T4">QUARTERLY REPORT OF JOB CATEGORIES, PROJECTS, AND STATISTIC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roman" style:font-pitch="variable"/>
    <style:font-face style:name="Arial Unicode MS2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libri" fo:font-family="Calibri" style:font-family-generic="swiss" style:font-pitch="variable" fo:font-size="12pt" fo:language="en" fo:country="US" style:letter-kerning="true" style:font-name-asian="Calibri" style:font-family-asian="Calibri" style:font-family-generic-asian="swiss" style:font-pitch-asian="variable" style:font-size-asian="12pt" style:language-asian="en" style:country-asian="US" style:font-name-complex="Calibri" style:font-family-complex="Calibri" style:font-family-generic-complex="swiss" style:font-pitch-complex="variable" style:font-size-complex="12pt" style:language-complex="ar" style:country-complex="SA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00:08:37.468514669</meta:creation-date>
    <dc:date>2023-12-07T14:55:54.287502667</dc:date>
    <meta:editing-duration>P10DT13H16M40S</meta:editing-duration>
    <meta:editing-cycles>8</meta:editing-cycles>
    <meta:generator>LibreOffice/7.6.0.3$MacOSX_X86_64 LibreOffice_project/69edd8b8ebc41d00b4de3915dc82f8f0fc3b6265</meta:generator>
    <meta:print-date>2023-12-07T14:54:42.184389649</meta:print-date>
    <meta:printed-by>PDF files</meta:printed-by>
    <meta:document-statistic meta:object-count="36"/>
  </office:meta>
</office:document-meta>
</file>